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579d1c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arey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2">
          <table:table-cell office:value-type="string">
            <text:p>Kurs</text:p>
          </table:table-cell>
          <table:table-cell table:style-name="ce1" office:value-type="currency" office:currency="EUR" office:value="62">
            <text:p>62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1]+[.F11]+[.H12]" office:value-type="percentage" office:value="0.065">
            <text:p>6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110.297884676167">
            <text:p>$110,30</text:p>
          </table:table-cell>
          <table:table-cell table:style-name="ce13" table:formula="of:=[.G2]/1.1" office:value-type="currency" office:currency="EUR" office:value="100.270804251061">
            <text:p>100,2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8.05">
            <text:p>8,0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84.7305167363907">
            <text:p>$84,73</text:p>
          </table:table-cell>
          <table:table-cell table:style-name="ce14" table:formula="of:=[.G3]/1.1" office:value-type="currency" office:currency="EUR" office:value="77.0277424876279">
            <text:p>77,03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78.6287427806137">
            <text:p>78,63 €</text:p>
          </table:table-cell>
        </table:table-row>
        <table:table-row table:style-name="ro2">
          <table:table-cell office:value-type="string">
            <text:p>FFO</text:p>
          </table:table-cell>
          <table:table-cell office:value-type="float" office:value="1.05">
            <text:p>1,0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67.9686504080365">
            <text:p>$67,97</text:p>
          </table:table-cell>
          <table:table-cell table:style-name="ce15" table:formula="of:=[.G4]/1.1" office:value-type="currency" office:currency="EUR" office:value="61.7896821891241">
            <text:p>61,79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ividende</text:p>
          </table:table-cell>
          <table:table-cell table:style-name="ce2" office:value-type="currency" office:currency="USD" office:value="4.27">
            <text:p>$4,27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66666666666667">
            <text:p>7,67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17 M</text:p>
          </table:table-cell>
          <table:table-cell table:number-columns-repeated="2"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number-columns-repeated="2"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table:style-name="ce4" office:value-type="string">
            <text:p>Buy</text:p>
          </table:table-cell>
          <table:table-cell table:style-name="ce4" office:value-type="float" office:value="3.85">
            <text:p>3,85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2">
          <table:table-cell office:value-type="string">
            <text:p>Aktie</text:p>
          </table:table-cell>
          <table:table-cell office:value-type="string">
            <text:p>Carey</text:p>
          </table:table-cell>
          <table:table-cell office:value-type="string">
            <text:p>Diskont</text:p>
          </table:table-cell>
          <table:table-cell table:style-name="Default"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2">
          <table:table-cell office:value-type="string">
            <text:p>Kurs</text:p>
          </table:table-cell>
          <table:table-cell table:style-name="ce1" office:value-type="currency" office:currency="EUR" office:value="62">
            <text:p>62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1]+[.F11]+[.H12]" office:value-type="percentage" office:value="0.08">
            <text:p>8,0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103.184704222302">
            <text:p>$103,18</text:p>
          </table:table-cell>
          <table:table-cell table:style-name="ce13" table:formula="of:=[.G2]/1.1" office:value-type="currency" office:currency="EUR" office:value="93.8042765657295">
            <text:p>93,80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8.05">
            <text:p>8,0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095">
            <text:p>9,5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82.7721269606066">
            <text:p>$82,77</text:p>
          </table:table-cell>
          <table:table-cell table:style-name="ce14" table:formula="of:=[.G3]/1.1" office:value-type="currency" office:currency="EUR" office:value="75.247388146006">
            <text:p>75,2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76.4072643517163">
            <text:p>76,41 €</text:p>
          </table:table-cell>
        </table:table-row>
        <table:table-row table:style-name="ro2">
          <table:table-cell office:value-type="string">
            <text:p>FFO</text:p>
          </table:table-cell>
          <table:table-cell office:value-type="float" office:value="1.05">
            <text:p>1,0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1">
            <text:p>11,0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68.7388688303176">
            <text:p>$68,74</text:p>
          </table:table-cell>
          <table:table-cell table:style-name="ce15" table:formula="of:=[.G4]/1.1" office:value-type="currency" office:currency="EUR" office:value="62.4898807548342">
            <text:p>62,49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FFO/Aktie</text:p>
          </table:table-cell>
          <table:table-cell table:style-name="ce2" office:value-type="currency" office:currency="USD" office:value="5.2">
            <text:p>$5,20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Wachstum</text:p>
          </table:table-cell>
          <table:table-cell table:style-name="ce3" office:value-type="percentage" office:value="0.03">
            <text:p>3,00%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66666666666667">
            <text:p>7,67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16 M</text:p>
          </table:table-cell>
          <table:table-cell table:number-columns-repeated="2"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number-columns-repeated="2"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5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58:34.36</dc:date>
    <dc:creator>aaa </dc:creator>
    <meta:editing-duration>P2DT19H31M50S</meta:editing-duration>
    <meta:editing-cycles>49</meta:editing-cycles>
    <meta:generator>OpenOffice/4.1.5$Win32 OpenOffice.org_project/415m1$Build-9789</meta:generator>
    <meta:document-statistic meta:table-count="2" meta:cell-count="168" meta:object-count="0"/>
  </office:meta>
</office:document-meta>
</file>